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View.MarshallingView( Marshaller 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rshallingView.locateToBeMarshalled( Map &lt; String , Object &gt; model )</text:p>
          </table:table-cell>
          <table:table-cell office:value-type="float" office:value="9">
            <text:p text:style-name="Table_20_Contents">9</text:p>
          </table:table-cell>
          <table:table-cell office:value-type="float" office:value="9">
            <text:p text:style-name="Table_20_Contents">9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arshallingView.renderMergedOutputModel( Map &lt; String , Object &gt; model , HttpServletRequest request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rshallingView.setModelKey( String model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View.isEligibleForMarshalling( String modelKey , Object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View.Marshalling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rshallingView.setMarshaller( Marshaller marshal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View.ini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